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6cm" svg:height="0.6cm" svg:x="6.297cm" svg:y="3.6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97cm" svg:y1="3.733cm" svg:x2="7.898cm" svg:y2="3.733cm">
          <text:p/>
        </draw:line>
        <draw:custom-shape draw:style-name="gr1" draw:text-style-name="P1" draw:layer="layout" svg:width="0.6cm" svg:height="0.6cm" svg:x="7.898cm" svg:y="3.6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8cm" svg:y1="3.933cm" svg:x2="9.499cm" svg:y2="3.933cm">
          <text:p/>
        </draw:line>
        <draw:custom-shape draw:style-name="gr1" draw:text-style-name="P1" draw:layer="layout" svg:width="0.599cm" svg:height="0.6cm" svg:x="9.499cm" svg:y="3.6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03cm" svg:y1="3.933cm" svg:x2="11.104cm" svg:y2="3.933cm">
          <text:p/>
        </draw:line>
        <draw:custom-shape draw:style-name="gr1" draw:text-style-name="P1" draw:layer="layout" svg:width="0.599cm" svg:height="0.6cm" svg:x="11.104cm" svg:y="3.6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07cm" svg:y1="4.24cm" svg:x2="11.06cm" svg:y2="5.205cm">
          <text:p/>
        </draw:line>
        <draw:line draw:style-name="gr2" draw:text-style-name="P2" draw:layer="layout" svg:x1="10.098cm" svg:y1="3.627cm" svg:x2="11.064cm" svg:y2="2.665cm">
          <text:p/>
        </draw:line>
        <draw:custom-shape draw:style-name="gr1" draw:text-style-name="P1" draw:layer="layout" svg:width="0.599cm" svg:height="0.599cm" svg:x="11.104cm" svg:y="4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99cm" svg:height="0.6cm" svg:x="11.104cm" svg:y="2.3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98cm" svg:y1="4.133cm" svg:x2="7.899cm" svg:y2="4.133cm">
          <text:p/>
        </draw:lin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6:45:51</meta:creation-date>
    <dc:date>2007-04-23T16:46:27</dc:date>
    <dc:language>de-DE</dc:languag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